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ser Blaster! </text:p>
      <text:p text:style-name="Standard"/>
      <text:p text:style-name="Standard">Congratulations. You are millionaire, playboy, steak seller, and reality television star, Donald Trump. Unfortunately, life for you is difficult today. </text:p>
      <text:p text:style-name="Standard">There are just too many losers (and muslims) for you to deal with.</text:p>
      <text:p text:style-name="Standard"><text:s/>Not to mention all that China that's been going around lately! Forget it! </text:p>
      <text:p text:style-name="Standard"/>
      <text:p text:style-name="Standard">The good news is that you are not a loser. </text:p>
      <text:p text:style-name="Standard">You can shoot copies of your book 'The Art of the Deal' out of your disgusting face.</text:p>
      <text:p text:style-name="Standard">Oh, and the books can be used to blow up your worthless loser enemies too!</text:p>
      <text:p text:style-name="Standard"><text:s/>Eat a big one Rosie O'Donnell, and the entire human race!</text:p>
      <text:p text:style-name="Standard"/>
      <text:p text:style-name="Standard">Enemies: </text:p>
      <text:p text:style-name="Standard"/>
      <text:p text:style-name="Standard">chinese flag </text:p>
      <text:p text:style-name="Standard"/>
      <text:p text:style-name="Standard"/>
      <text:p text:style-name="Standard">something to experiment with:</text:p>
      <text:p text:style-name="Standard"/>
      <text:p text:style-name="Standard">creating a sprite sheet for a bullet that you want to spit out of someone's mouth. </text:p>
      <text:p text:style-name="Standard">Example, I would rather have it so that the book donald spits out <text:span text:style-name="T1">grows </text:span><text:span text:style-name="T2">rather than just appears, but for the sake of completing something, I am cool with this. 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DoritoHat</meta:initial-creator>
    <meta:creation-date>2016-03-17T20:08:15</meta:creation-date>
    <dc:date>2016-03-29T23:28:40</dc:date>
    <dc:creator>jordan DoritoHat</dc:creator>
    <meta:editing-duration>P1DT12H17M48S</meta:editing-duration>
    <meta:editing-cycles>8</meta:editing-cycles>
    <meta:generator>OpenOffice/4.1.1$Unix OpenOffice.org_project/411m6$Build-9775</meta:generator>
    <meta:document-statistic meta:table-count="0" meta:image-count="0" meta:object-count="0" meta:page-count="1" meta:paragraph-count="13" meta:word-count="154" meta:character-count="862"/>
  </office:meta>
</office:document-meta>
</file>